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200000041645FBC1B.png" manifest:media-type=""/>
  <manifest:file-entry manifest:full-path="Pictures/10000201000000D200000041BC5EBBCF.png" manifest:media-type=""/>
  <manifest:file-entry manifest:full-path="Pictures/10000201000004000000030074A799E9.png" manifest:media-type=""/>
  <manifest:file-entry manifest:full-path="Pictures/100002010000040000000300C48992C1.png" manifest:media-type=""/>
  <manifest:file-entry manifest:full-path="Pictures/100002010000013600000062AD3EBE5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draw:auto-grow-height="true" fo:min-height="3.506cm"/>
    </style:style>
    <style:style style:name="pr3" style:family="presentation" style:parent-style-name="freeipa_5f_upstream_5f_slide_5f_v2-outline1">
      <style:graphic-properties draw:auto-grow-height="true" fo:min-height="13.86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title">
      <style:graphic-properties fo:min-height="3.506cm"/>
    </style:style>
    <style:style style:name="pr6" style:family="presentation" style:parent-style-name="freeipa_5f_upstream_5f_slide_5f_v2-outline1">
      <style:graphic-properties fo:min-height="12.18cm"/>
    </style:style>
    <style:style style:name="pr7" style:family="presentation" style:parent-style-name="freeipa_5f_upstream_5f_slide_5f_v2-title">
      <style:graphic-properties draw:auto-grow-height="true" fo:min-height="2.464cm"/>
    </style:style>
    <style:style style:name="pr8" style:family="presentation" style:parent-style-name="freeipa_5f_upstream_5f_slide_5f_v2-outline1">
      <style:graphic-properties fo:min-height="5.809cm"/>
    </style:style>
    <style:style style:name="pr9" style:family="presentation" style:parent-style-name="freeipa_5f_upstream_5f_slide_5f_v2-outline1">
      <style:graphic-properties fo:min-height="3.991cm"/>
    </style:style>
    <style:style style:name="P1" style:family="paragraph">
      <style:paragraph-properties fo:margin-left="0cm" fo:margin-right="0cm" fo:line-height="150%" fo:text-align="start" fo:text-indent="0cm"/>
      <style:text-properties fo:color="#004586" fo:text-shadow="1pt 1pt"/>
    </style:style>
    <style:style style:name="P2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text-properties fo:font-size="20pt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'Liberation Mono'" style:font-family-generic="modern" style:font-pitch="fixed" fo:font-size="18pt" style:font-size-asian="18pt" style:font-size-complex="18pt"/>
    </style:style>
    <style:style style:name="T8" style:family="text">
      <style:text-properties fo:font-family="'Liberation Mono'" style:font-style-name="Regular" style:font-family-generic="modern" style:font-pitch="fixed" fo:font-size="20pt" style:font-size-asian="20pt" style:font-size-complex="20pt"/>
    </style:style>
    <style:style style:name="T9" style:family="text">
      <style:text-properties fo:font-family="'Liberation Sans'" style:font-style-name="Regular" style:font-family-generic="swiss" style:font-pitch="variable" fo:font-size="28pt" style:font-size-asian="32pt" style:font-size-complex="32pt"/>
    </style:style>
    <style:style style:name="T10" style:family="text">
      <style:text-properties fo:font-family="'Liberation Mono'" style:font-family-generic="modern" style:font-pitch="fixed" fo:font-size="2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2" draw:layer="layout" svg:width="23.161cm" svg:height="9.06cm" svg:x="3.18cm" svg:y="5.038cm">
          <draw:text-box>
            <text:p text:style-name="P1"><text:span text:style-name="T1">Pre-Seeding Users for First Boot</text:span></text:p>
            <text:p text:style-name="P1"><text:span text:style-name="T2"/></text:p>
            <text:p text:style-name="P1"><text:span text:style-name="T2"/></text:p>
            <text:p text:style-name="P1"><text:span text:style-name="T2">Jakub Hrozek</text:span></text:p>
            <text:p text:style-name="P1"><text:span text:style-name="T3">January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>Centralized user accounts</text:p>
          </draw:text-box>
        </draw:frame>
        <draw:frame presentation:style-name="pr3" draw:layer="layout" svg:width="25.199cm" svg:height="15.443cm" svg:x="1.4cm" svg:y="4.914cm" presentation:class="outline" presentation:user-transformed="true">
          <draw:text-box>
            <text:list text:style-name="L2">
              <text:list-item>
                <text:p>Companies tend to centralize their user accounts instead of using machine-local accounts stored directly on the clients</text:p>
                <text:list>
                  <text:list-item>
                    <text:p>Allows for centralized distribution of UIDs/GIDs</text:p>
                  </text:list-item>
                  <text:list-item>
                    <text:p>Centralized account control, password policies, ...</text:p>
                  </text:list-item>
                </text:list>
              </text:list-item>
              <text:list-item>
                <text:p>The identity servers are a critical part of corporate infrastructure</text:p>
                <text:list>
                  <text:list-item>
                    <text:p>Usually reachable on internal network or VPN only</text:p>
                  </text:list-item>
                </text:list>
              </text:list-item>
              <text:list-item>
                <text:p>Credentials must be cached for logins from outside the internal network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5.199cm" svg:height="3.506cm" svg:x="2.801cm" svg:y="0cm" presentation:class="title" presentation:user-transformed="true">
          <draw:text-box>
            <text:p>Authenticating using cached credential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SSSD can authenticate a roaming user even without having access to the identity server using cached credentials</text:p>
              </text:list-item>
              <text:list-item>
                <text:p>The cached credential is typically a hashed user password stored during the last online login</text:p>
              </text:list-item>
              <text:list-item>
                <text:p>Stored in the sssd cache when the <text:span text:style-name="T4">cache_credentials </text:span><text:span text:style-name="T5">option</text:span><text:span text:style-name="T4"> </text:span><text:span text:style-name="T5">is set to </text:span><text:span text:style-name="T4">tru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5.199cm" svg:height="3.506cm" svg:x="2.801cm" svg:y="0cm" presentation:class="title" presentation:user-transformed="true">
          <draw:text-box>
            <text:p>Cached credentials for firstboot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rst time logins may pose a chicken-and-egg problem if performed outside VPN</text:p>
              </text:list-item>
              <text:list-item>
                <text:p>Scenario: A remote user is mailed a laptop and needs to login</text:p>
              </text:list-item>
              <text:list-item>
                <text:p>How do they authenticate using cached credentials before they are able to cache their credentials?</text:p>
                <text:list>
                  <text:list-item>
                    <text:p>The credentials need to be <text:span text:style-name="T6">pre-seeded</text:span> for the first time login to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5.199cm" svg:height="3.506cm" svg:x="2.801cm" svg:y="0cm" presentation:class="title" presentation:user-transformed="true">
          <draw:text-box>
            <text:p>Preseeding credentials using sss_seed</text:p>
          </draw:text-box>
        </draw:frame>
        <draw:frame presentation:style-name="pr6" draw:layer="layout" svg:width="25.199cm" svg:height="12.57cm" svg:x="1.4cm" svg:y="4.914cm" presentation:class="outline" presentation:user-transformed="true">
          <draw:text-box>
            <text:list text:style-name="L2">
              <text:list-item>
                <text:p>The sss_seed utility can be used to create an entry in the SSSD cache along with a cached password</text:p>
              </text:list-item>
              <text:list-item>
                <text:p>The pre-seeded password does not have to be the same as the real one</text:p>
                <text:list>
                  <text:list-item>
                    <text:p>The first online authentication would overwrite the pre-seeded password with a real one</text:p>
                  </text:list-item>
                </text:list>
              </text:list-item>
              <text:list-item>
                <text:p>Can be run manually after a new system is installed or in a kickstart in the %post section</text:p>
              </text:list-item>
              <text:list-item>
                <text:p>sss_seed should be ran after the SSSD is configured so that the SSSD config file is already pres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2T14">
        <draw:frame presentation:style-name="pr7" draw:layer="layout" svg:width="23.63cm" svg:height="2.464cm" svg:x="3.094cm" svg:y="0.528cm" presentation:class="title">
          <draw:text-box>
            <text:p>sss_seed interactive example</text:p>
          </draw:text-box>
        </draw:frame>
        <draw:frame presentation:style-name="pr8" draw:layer="layout" svg:width="25.199cm" svg:height="8.582cm" svg:x="1.4cm" svg:y="4.914cm" presentation:class="outline" presentation:user-transformed="true">
          <draw:text-box>
            <text:list text:style-name="L2">
              <text:list-item>
                <text:p>Use case: IT engineer prepares the laptop before shipping it to a remotee</text:p>
              </text:list-item>
              <text:list-item>
                <text:p>If the user information (UID, GID, shell) can be obtained from the directory, it will be used automatically</text:p>
              </text:list-item>
              <text:list-item>
                <text:p>In that case, the user only needs to provide the password to preseed</text:p>
              </text:list-item>
            </text:list>
          </draw:text-box>
        </draw:frame>
        <draw:frame presentation:style-name="pr8" draw:layer="layout" svg:width="25.199cm" svg:height="5.809cm" svg:x="1.458cm" svg:y="14.181cm" presentation:class="outline" presentation:user-transformed="true">
          <draw:text-box>
            <text:list text:style-name="L2">
              <text:list-header>
                <text:p># <text:span text:style-name="T7">sss_seed -i -n jdoe -D example.com</text:span></text:p>
                <text:p><text:span text:style-name="T7">Enter temporary password:</text:span></text:p>
                <text:p><text:span text:style-name="T7">Enter temporary password again:</text:span></text:p>
                <text:p><text:span text:style-name="T7">Temporary password added to cache entry for jdoe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2T14">
        <draw:frame presentation:style-name="pr5" draw:layer="layout" svg:width="25.199cm" svg:height="3.506cm" svg:x="2.801cm" svg:y="0cm" presentation:class="title" presentation:user-transformed="true">
          <draw:text-box>
            <text:p>sss_seed interactive example</text:p>
          </draw:text-box>
        </draw:frame>
        <draw:frame presentation:style-name="pr9" draw:layer="layout" svg:width="25.199cm" svg:height="3.991cm" svg:x="1.4cm" svg:y="4.914cm" presentation:class="outline" presentation:user-transformed="true">
          <draw:text-box>
            <text:list text:style-name="L2">
              <text:list-item>
                <text:p>If the information cannot be retrieved from the directory, they can be prompted for interactively</text:p>
              </text:list-item>
            </text:list>
          </draw:text-box>
        </draw:frame>
        <draw:frame presentation:style-name="pr8" draw:layer="layout" svg:width="25.199cm" svg:height="11.515cm" svg:x="1.343cm" svg:y="7.59cm" presentation:class="outline" presentation:user-transformed="true">
          <draw:text-box>
            <text:list text:style-name="L2">
              <text:list-header>
                <text:p># <text:span text:style-name="T7">sss_seed -i -n jdoe -D example.com</text:span></text:p>
                <text:p><text:span text:style-name="T7">Enter UID:12345</text:span></text:p>
                <text:p><text:span text:style-name="T7">Enter GID:54321</text:span></text:p>
                <text:p><text:span text:style-name="T7">Enter user comment (gecos):John Doe</text:span></text:p>
                <text:p><text:span text:style-name="T7">Enter home directory:/home/jdoe</text:span></text:p>
                <text:p><text:span text:style-name="T7">Enter user login shell:/bin/bash</text:span></text:p>
                <text:p><text:span text:style-name="T7">Enter temporary password:</text:span></text:p>
                <text:p><text:span text:style-name="T7">Enter temporary password again:</text:span></text:p>
                <text:p><text:span text:style-name="T7">User cache entry created for jdoe</text:span></text:p>
                <text:p><text:span text:style-name="T7">Temporary password added to cache entry for jdoe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2T14">
        <draw:frame presentation:style-name="pr7" draw:layer="layout" svg:width="23.63cm" svg:height="2.464cm" svg:x="3.094cm" svg:y="0.528cm" presentation:class="title">
          <draw:text-box>
            <text:p>sss_seed non-interactive example</text:p>
          </draw:text-box>
        </draw:frame>
        <draw:frame presentation:style-name="pr8" draw:layer="layout" svg:width="25.199cm" svg:height="10.098cm" svg:x="1.4cm" svg:y="4.914cm" presentation:class="outline" presentation:user-transformed="true">
          <draw:text-box>
            <text:list text:style-name="L2">
              <text:list-item>
                <text:p>Add a user automatically</text:p>
                <text:list>
                  <text:list-item>
                    <text:p>Use case: in kickstart during the <text:span text:style-name="T4">%post</text:span> phase</text:p>
                  </text:list-item>
                </text:list>
              </text:list-item>
              <text:list-item>
                <text:p>Should be ran after <text:span text:style-name="T4">authconfig</text:span> as the SSSD config file needs to be generated first</text:p>
              </text:list-item>
              <text:list-item>
                <text:p><text:span text:style-name="T8"># sss_seed -D example.com -u 12345 -g 54321 -n jdoe -c "John Doe" -s /bin/sh -p /root/jdoe.pwd</text:span></text:p>
              </text:list-item>
              <text:list-item>
                <text:p><text:span text:style-name="T9">If not provided with the </text:span><text:span text:style-name="T10">-p</text:span><text:span text:style-name="T9"> option, the password will be prompted for interactivel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RHEL-InternalOnly-background" style:family="presentation">
      <style:graphic-properties draw:stroke="none" draw:fill="none"/>
      <style:text-properties style:letter-kerning="true"/>
    </style:style>
    <style:style style:name="RHEL-Internal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EL-Internal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HEL-InternalOnly-outline1" style:family="presentation">
      <style:graphic-properties draw:stroke="none" draw:fill="none">
        <text:list-style style:name="RHEL-InternalOnly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HEL-InternalOnly-outline2" style:family="presentation" style:parent-style-name="RHEL-InternalOnly-outline1">
      <style:paragraph-properties fo:margin-top="0cm" fo:margin-bottom="0.4cm"/>
      <style:text-properties fo:font-family="'Liberation Sans'" style:font-style-name="Regular" style:font-family-generic="swiss" style:font-pitch="variable" fo:font-size="24pt" style:font-size-asian="28pt" style:font-size-complex="28pt"/>
    </style:style>
    <style:style style:name="RHEL-InternalOnly-outline3" style:family="presentation" style:parent-style-name="RHEL-InternalOnly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HEL-InternalOnly-outline4" style:family="presentation" style:parent-style-name="RHEL-InternalOnly-outline3">
      <style:paragraph-properties fo:margin-top="0cm" fo:margin-bottom="0.2cm"/>
      <style:text-properties fo:font-size="20pt" style:font-size-asian="20pt" style:font-size-complex="20pt"/>
    </style:style>
    <style:style style:name="RHEL-InternalOnly-outline5" style:family="presentation" style:parent-style-name="RHEL-InternalOnly-outline4">
      <style:paragraph-properties fo:margin-top="0cm" fo:margin-bottom="0.1cm"/>
      <style:text-properties fo:font-size="20pt" style:font-size-asian="20pt" style:font-size-complex="20pt"/>
    </style:style>
    <style:style style:name="RHEL-InternalOnly-outline6" style:family="presentation" style:parent-style-name="RHEL-InternalOnly-outline5">
      <style:paragraph-properties fo:margin-top="0cm" fo:margin-bottom="0.1cm"/>
      <style:text-properties fo:font-size="20pt" style:font-size-asian="20pt" style:font-size-complex="20pt"/>
    </style:style>
    <style:style style:name="RHEL-InternalOnly-outline7" style:family="presentation" style:parent-style-name="RHEL-InternalOnly-outline6">
      <style:paragraph-properties fo:margin-top="0cm" fo:margin-bottom="0.1cm"/>
      <style:text-properties fo:font-size="20pt" style:font-size-asian="20pt" style:font-size-complex="20pt"/>
    </style:style>
    <style:style style:name="RHEL-InternalOnly-outline8" style:family="presentation" style:parent-style-name="RHEL-InternalOnly-outline7">
      <style:paragraph-properties fo:margin-top="0cm" fo:margin-bottom="0.1cm"/>
      <style:text-properties fo:font-size="20pt" style:font-size-asian="20pt" style:font-size-complex="20pt"/>
    </style:style>
    <style:style style:name="RHEL-InternalOnly-outline9" style:family="presentation" style:parent-style-name="RHEL-InternalOnly-outline8">
      <style:paragraph-properties fo:margin-top="0cm" fo:margin-bottom="0.1cm"/>
      <style:text-properties fo:font-size="20pt" style:font-size-asian="20pt" style:font-size-complex="20pt"/>
    </style:style>
    <style:style style:name="RHEL-InternalOnly-subtitle" style:family="presentation">
      <style:graphic-properties draw:stroke="none" draw:fill="none" draw:textarea-vertical-align="middle">
        <text:list-style style:name="RHEL-Internal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EL-InternalOnly-title" style:family="presentation">
      <style:graphic-properties draw:stroke="none" draw:fill="none" draw:textarea-vertical-align="middle">
        <text:list-style style:name="RHEL-Internal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RHEL-background" style:family="presentation">
      <style:graphic-properties draw:stroke="none" draw:fill="none"/>
      <style:text-properties style:letter-kerning="true"/>
    </style:style>
    <style:style style:name="RH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EL-notes" style:family="presentation">
      <style:graphic-properties draw:stroke="none" draw:fill="none">
        <text:list-style style:name="RH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HEL-outline1" style:family="presentation">
      <style:graphic-properties draw:stroke="none" draw:fill="none">
        <text:list-style style:name="RH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EL-outline2" style:family="presentation" style:parent-style-name="RH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HEL-outline3" style:family="presentation" style:parent-style-name="RH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HEL-outline4" style:family="presentation" style:parent-style-name="RH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HEL-outline5" style:family="presentation" style:parent-style-name="RH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HEL-outline6" style:family="presentation" style:parent-style-name="RH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HEL-outline7" style:family="presentation" style:parent-style-name="RH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HEL-outline8" style:family="presentation" style:parent-style-name="RH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HEL-outline9" style:family="presentation" style:parent-style-name="RH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RHEL-subtitle" style:family="presentation">
      <style:graphic-properties draw:stroke="none" draw:fill="none" draw:textarea-vertical-align="middle">
        <text:list-style style:name="RH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EL-title" style:family="presentation">
      <style:graphic-properties draw:stroke="none" draw:fill="none" draw:textarea-vertical-align="middle">
        <text:list-style style:name="RH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ransitionSlide-background" style:family="presentation">
      <style:graphic-properties draw:stroke="none" draw:fill="none"/>
      <style:text-properties style:letter-kerning="true"/>
    </style:style>
    <style:style style:name="Transition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ransitionSlide-notes" style:family="presentation">
      <style:graphic-properties draw:stroke="none" draw:fill="none">
        <text:list-style style:name="Transition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ransitionSlide-outline1" style:family="presentation">
      <style:graphic-properties draw:stroke="none" draw:fill="none">
        <text:list-style style:name="Transition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ransitionSlide-outline2" style:family="presentation" style:parent-style-name="TransitionSlid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ransitionSlide-outline3" style:family="presentation" style:parent-style-name="TransitionSlid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ransitionSlide-outline4" style:family="presentation" style:parent-style-name="TransitionSlid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ransitionSlide-outline5" style:family="presentation" style:parent-style-name="TransitionSlid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ransitionSlide-outline6" style:family="presentation" style:parent-style-name="TransitionSlid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ransitionSlide-outline7" style:family="presentation" style:parent-style-name="TransitionSlid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ransitionSlide-outline8" style:family="presentation" style:parent-style-name="TransitionSlid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ransitionSlide-outline9" style:family="presentation" style:parent-style-name="TransitionSlid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ransitionSlide-subtitle" style:family="presentation">
      <style:graphic-properties draw:stroke="none" draw:fill="none" draw:textarea-vertical-align="middle">
        <text:list-style style:name="Transition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ransitionSlide-title" style:family="presentation">
      <style:graphic-properties draw:stroke="none" draw:fill="none" draw:textarea-vertical-align="middle">
        <text:list-style style:name="Transition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RHEL-InternalOnly-title">
      <style:graphic-properties draw:fill-color="#ffffff" draw:auto-grow-height="false" fo:min-height="3.507cm"/>
    </style:style>
    <style:style style:name="Mpr2" style:family="presentation" style:parent-style-name="RHEL-InternalOnly-outline1" style:list-style-name="ML2">
      <style:graphic-properties draw:fill-color="#ffffff" draw:auto-grow-height="false" fo:min-height="13.86cm"/>
    </style:style>
    <style:style style:name="Mpr3" style:family="presentation" style:parent-style-name="RHEL-InternalOnl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HEL-InternalOnly-backgroundobjects">
      <style:graphic-properties draw:stroke="none" draw:fill="none" draw:fill-color="#ffffff" draw:auto-grow-height="false" fo:min-height="1.397cm"/>
    </style:style>
    <style:style style:name="Mpr5" style:family="presentation" style:parent-style-name="RHEL-InternalOnly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RHEL-outline1">
      <style:graphic-properties draw:fill-color="#ffffff" draw:auto-grow-height="false" fo:min-height="13.86cm"/>
    </style:style>
    <style:style style:name="Mpr7" style:family="presentation" style:parent-style-name="RHEL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EL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EL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ransitionSlid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ransition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ransition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0.794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18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19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20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21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23" style:family="presentation" style:parent-style-name="freeipa_5f_upstream_5f_title-backgroundobjects">
      <style:graphic-properties draw:stroke="none" draw:fill="none" fo:min-height="1.524cm"/>
    </style:style>
    <style:style style:name="Mpr24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25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start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13" style:family="paragraph">
      <style:text-properties fo:color="#ffffff" fo:font-size="18pt" fo:font-weight="normal" style:font-weight-asian="normal" style:font-weight-complex="normal"/>
    </style:style>
    <style:style style:name="MP14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ffffff" fo:font-size="18pt" fo:font-weight="normal" style:font-weight-asian="normal" style:font-weight-complex="normal"/>
    </style:style>
    <style:style style:name="MT6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7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EL-InternalOnl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11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0.933cm" svg:height="3.455cm" svg:x="17.145cm" svg:y="17.545cm">
        <draw:image xlink:href="Pictures/100002010000013600000062AD3EBE5E.png" xlink:type="simple" xlink:show="embed" xlink:actuate="onLoad">
          <text:p/>
        </draw:image>
      </draw:frame>
      <draw:frame presentation:style-name="Mpr3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RHEL-InternalOnly-title" draw:layer="backgroundobjects" svg:width="13.968cm" svg:height="10.476cm" svg:x="3.81cm" svg:y="2.123cm" presentation:class="page"/>
        <draw:frame presentation:style-name="RHEL-InternalOnly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EL" style:page-layout-name="PM1" draw:style-name="Mdp1">
      <office:forms form:automatic-focus="false" form:apply-design-mode="false"/>
      <draw:frame presentation:style-name="RHEL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draw:style-name="Mgr3" draw:text-style-name="MP6" draw:layer="backgroundobjects" svg:width="27.999cm" svg:height="20.998cm" svg:x="0cm" svg:y="0cm">
        <draw:image xlink:href="Pictures/100002010000040000000300C48992C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RHEL-title" draw:layer="backgroundobjects" svg:width="13.968cm" svg:height="10.476cm" svg:x="3.81cm" svg:y="2.123cm" presentation:class="page"/>
        <draw:frame presentation:style-name="RHEL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ransitionSlide" style:page-layout-name="PM1" draw:style-name="Mdp1">
      <office:forms form:automatic-focus="false" form:apply-design-mode="false"/>
      <draw:frame presentation:style-name="TransitionSlide-title" draw:layer="backgroundobjects" svg:width="25.199cm" svg:height="3.506cm" svg:x="1.4cm" svg:y="0.837cm" presentation:class="title" presentation:placeholder="true">
        <draw:text-box/>
      </draw:frame>
      <draw:frame presentation:style-name="TransitionSlide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20.998cm" svg:x="0cm" svg:y="0.002cm">
        <draw:image xlink:href="Pictures/10000201000004000000030074A799E9.png" xlink:type="simple" xlink:show="embed" xlink:actuate="onLoad">
          <text:p/>
        </draw:image>
      </draw:frame>
      <presentation:notes style:page-layout-name="PM2">
        <draw:page-thumbnail presentation:style-name="TransitionSlide-title" draw:layer="backgroundobjects" svg:width="13.968cm" svg:height="10.476cm" svg:x="3.81cm" svg:y="2.123cm" presentation:class="page"/>
        <draw:frame presentation:style-name="Transition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6" draw:layer="backgroundobjects" svg:width="10.933cm" svg:height="3.455cm" svg:x="17.146cm" svg:y="17.546cm">
        <draw:image xlink:href="Pictures/100002010000013600000062AD3EBE5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9" draw:layer="backgroundobjects" svg:width="6.523cm" svg:height="1.448cm" svg:x="2.529cm" svg:y="19.162cm" presentation:class="date-time">
        <draw:text-box>
          <text:p text:style-name="MP9"><text:span text:style-name="MT1"><presentation:date-time/></text:span></text:p>
        </draw:text-box>
      </draw:frame>
      <draw:frame presentation:style-name="Mpr14" draw:text-style-name="MP10" draw:layer="backgroundobjects" svg:width="3.314cm" svg:height="0.793cm" svg:x="1.185cm" svg:y="19.466cm" presentation:class="page-number">
        <draw:text-box>
          <text:p text:style-name="MP10"><text:span text:style-name="MT1"><text:page-number>&lt;number&gt;</text:page-number></text:span></text:p>
        </draw:text-box>
      </draw:frame>
      <draw:frame presentation:style-name="Mpr13" draw:text-style-name="MP11" draw:layer="backgroundobjects" svg:width="8.875cm" svg:height="1.448cm" svg:x="9.946cm" svg:y="19.237cm" presentation:class="footer">
        <draw:text-box>
          <text:p text:style-name="MP11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6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7" draw:text-style-name="MP6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18" draw:text-style-name="MP7" draw:layer="backgroundobjects" svg:width="3.049cm" svg:height="0.686cm" svg:x="12.475cm" svg:y="20.314cm" presentation:class="page-number">
        <draw:text-box>
          <text:p text:style-name="MP12"><text:span text:style-name="MT4"><text:page-number>&lt;number&gt;</text:page-number></text:span></text:p>
        </draw:text-box>
      </draw:frame>
      <draw:frame draw:style-name="Mgr3" draw:text-style-name="MP6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13" draw:layer="backgroundobjects" svg:width="7.155cm" svg:height="0.962cm" svg:x="20.834cm" svg:y="20.017cm">
        <draw:text-box>
          <text:p><text:span text:style-name="MT5">FreeIPA Training Series</text:span></text:p>
        </draw:text-box>
      </draw:frame>
      <draw:custom-shape presentation:style-name="Mpr19" draw:text-style-name="MP6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20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1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21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22" draw:text-style-name="MP6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23" draw:text-style-name="MP14" draw:layer="backgroundobjects" svg:width="12.958cm" svg:height="1.524cm" svg:x="13.974cm" svg:y="0.981cm">
        <draw:text-box>
          <text:p text:style-name="MP6"><text:span text:style-name="MT6">FreeIPA Training Series</text:span><text:span text:style-name="MT7"> </text:span></text:p>
        </draw:text-box>
      </draw:frame>
      <draw:frame draw:style-name="Mgr3" draw:text-style-name="MP6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2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5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2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121</meta:editing-cycles>
    <meta:editing-duration>P3DT15H4M28S</meta:editing-duration>
    <meta:initial-creator>Brian Gollaher</meta:initial-creator>
    <dc:date>2013-06-05T09:23:05</dc:date>
    <dc:creator>Martin Kosek</dc:creator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